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"Remember me" checkbox on log in pag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Verify that "Remember me" checkbox is located under "Password" field<text:s/></text:p>
          </table:table-cell>
          <table:table-cell office:value-type="string" table:style-name="ce4">
            <text:p>"Remember me" checkbox is located under<text:s/></text:p>
            <text:p>"Password" field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5. Verify that by default, "Remember me" checkbox is unchecked</text:p>
          </table:table-cell>
          <table:table-cell office:value-type="string" table:style-name="ce3">
            <text:p>By default, "Remember me" checkbox is unchecked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06:56Z</meta:creation-date>
    <dc:date>2022-07-01T08:33:07Z</dc:date>
  </office:meta>
</office:document-meta>
</file>